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3cm" fo:text-align="justify" style:justify-single-word="false" fo:orphans="2" fo:widows="2"/>
      <style:text-properties officeooo:paragraph-rsid="0001f8f0"/>
    </style:style>
    <style:style style:name="P2" style:family="paragraph" style:parent-style-name="Standard">
      <style:paragraph-properties style:line-height-at-least="0.635cm" fo:text-align="center" style:justify-single-word="false" fo:orphans="2" fo:widows="2"/>
      <style:text-properties officeooo:rsid="00028646" officeooo:paragraph-rsid="00028646"/>
    </style:style>
    <style:style style:name="T1" style:family="text">
      <style:text-properties style:font-name="Courier"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deftemplate queen (slot row)(slot column))</text:span></text:p>
      <text:p text:style-name="P1"><text:span text:style-name="T1">(defrule init</text:span></text:p>
      <text:p text:style-name="P1"><text:span text:style-name="T1">=&gt;</text:span></text:p>
      <text:p text:style-name="P1"><text:span text:style-name="T1"><text:s text:c="3"/>(loop-for-count (?i 1 5) do</text:span></text:p>
      <text:p text:style-name="P1"><text:span text:style-name="T1"><text:s text:c="6"/>(loop-for-count (?j 1 5) do</text:span></text:p>
      <text:p text:style-name="P1"><text:span text:style-name="T1"><text:s text:c="9"/>(assert (queen (row ?i)(column ?j))))))</text:span></text:p>
      <text:p text:style-name="P1"><text:span text:style-name="T1">(defrule 5-queens</text:span></text:p>
      <text:p text:style-name="P1"><text:span text:style-name="T1"><text:s text:c="3"/>(queen (row 1)(column ?y1))</text:span></text:p>
      <text:p text:style-name="P1"><text:span text:style-name="T1"><text:s text:c="3"/>(queen (row 2)(column ?y2&amp;~?y1&amp;:(and </text:span></text:p>
      <text:p text:style-name="P1"><text:span text:style-name="T1"><text:s text:c="14"/>(&lt;&gt; (+ 1 ?y1)(+ 2 ?y2)) (&lt;&gt; (- 1 ?y1)(- 2 ?y2)))))</text:span></text:p>
      <text:p text:style-name="P1"><text:span text:style-name="T1"><text:s text:c="3"/>(queen (row 3)(column ?y3&amp;~?y1&amp;~?y2&amp;:(and</text:span></text:p>
      <text:p text:style-name="P1"><text:span text:style-name="T1"><text:s text:c="14"/>(&lt;&gt; (+ 1 ?y1)(+ 3 ?y3)) (&lt;&gt; (- 1 ?y1)(- 3 ?y3)) </text:span></text:p>
      <text:p text:style-name="P1"><text:span text:style-name="T1"><text:s text:c="14"/>(&lt;&gt; (+ 2 ?y2)(+ 3 ?y3)) (&lt;&gt; (- 2 ?y2)(- 3 ?y3)))))</text:span></text:p>
      <text:p text:style-name="P1"><text:span text:style-name="T1"><text:s text:c="3"/>(queen (row 4)(column ?y4&amp;~?y1&amp;~?y2&amp;~?y3&amp;:(and</text:span></text:p>
      <text:p text:style-name="P1"><text:span text:style-name="T1"><text:s text:c="14"/>(&lt;&gt; (+ 1 ?y1)(+ 4 ?y4)) (&lt;&gt; (- 1 ?y1)(- 4 ?y4)) </text:span></text:p>
      <text:p text:style-name="P1"><text:span text:style-name="T1"><text:s text:c="14"/>(&lt;&gt; (+ 2 ?y2)(+ 4 ?y4)) (&lt;&gt; (- 2 ?y2)(- 4 ?y4)) </text:span></text:p>
      <text:p text:style-name="P1"><text:span text:style-name="T1"><text:s text:c="14"/>(&lt;&gt; (+ 3 ?y3)(+ 4 ?y4)) (&lt;&gt; (- 3 ?y3)(- 4 ?y4)))))</text:span></text:p>
      <text:p text:style-name="P1"><text:span text:style-name="T1"><text:s text:c="3"/>(queen (row 5)(column ?y5&amp;~?y1&amp;~?y2&amp;~?y3&amp;~?y4&amp;:(and</text:span></text:p>
      <text:p text:style-name="P1"><text:span text:style-name="T1"><text:s text:c="14"/>(&lt;&gt; (+ 1 ?y1)(+ 5 ?y5)) (&lt;&gt; (- 1 ?y1)(- 5 ?y5)) </text:span></text:p>
      <text:p text:style-name="P1"><text:span text:style-name="T1"><text:s text:c="14"/>(&lt;&gt; (+ 2 ?y2)(+ 5 ?y5)) (&lt;&gt; (- 2 ?y2)(- 5 ?y5)) </text:span></text:p>
      <text:p text:style-name="P1"><text:span text:style-name="T1"><text:s text:c="14"/>(&lt;&gt; (+ 3 ?y3)(+ 5 ?y5)) (&lt;&gt; (- 3 ?y3)(- 5 ?y5))</text:span></text:p>
      <text:p text:style-name="P1"><text:span text:style-name="T1"><text:s text:c="14"/>(&lt;&gt; (+ 4 ?y4)(+ 5 ?y5)) (&lt;&gt; (- 4 ?y4)(- 5 ?y5)))))</text:span></text:p>
      <text:p text:style-name="P1"><text:span text:style-name="T1">=&gt;</text:span></text:p>
      <text:p text:style-name="P1"><text:span text:style-name="T1"><text:s text:c="2"/>(loop-for-count (?i 1 (- ?y1 1)) do (printout t "* "))(printout t "X ")(loop-for-count (?i (+ ?y1 1) 5) do (printout t "* "))(printout t crlf)</text:span></text:p>
      <text:p text:style-name="P1"><text:span text:style-name="T1"><text:s text:c="3"/>(loop-for-count (?i 1 (- ?y2 1)) do (printout t "* "))(printout t "X ")(loop-for-count (?i (+ ?y2 1) 5) do (printout t "* "))(printout t crlf)</text:span></text:p>
      <text:p text:style-name="P1"><text:span text:style-name="T1"><text:s text:c="3"/>(loop-for-count (?i 1 (- ?y3 1)) do (printout t "* "))(printout t "X ")(loop-for-count (?i (+ ?y3 1) 5) do (printout t "* "))(printout t crlf)</text:span></text:p>
      <text:p text:style-name="P1"><text:span text:style-name="T1"><text:s text:c="3"/>(loop-for-count (?i 1 (- ?y4 1)) do (printout t "* "))(printout t "X ")(loop-for-count (?i (+ ?y4 1) 5) do (printout t "* "))(printout t crlf)</text:span></text:p>
      <text:p text:style-name="P1"><text:span text:style-name="T1"><text:s text:c="3"/>(loop-for-count (?i 1 (- ?y5 1)) do (printout t "* "))(printout t "X ")(loop-for-count (?i (+ ?y5 1) 5) do (printout t "* "))(printout t crlf)</text:span></text:p>
      <text:p text:style-name="P1"><text:span text:style-name="T1">(printout t " Type RETURN for the next solution : ")</text:span></text:p>
      <text:p text:style-name="P1"><text:span text:style-name="T1">(readline)</text:span></text:p>
      <text:p text:style-name="P1"><text:span text:style-name="T1">(printout t crlf crlf)</text:span></text:p>
      <text:p text:style-name="P1"><text:span text:style-name="T1">)</text:span></text:p>
      <text:p text:style-name="P2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03:47.053999706</meta:creation-date>
    <dc:date>2018-03-22T11:21:40.663419656</dc:date>
    <meta:editing-duration>PT17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314" meta:character-count="1842" meta:non-whitespace-character-count="1368"/>
  </office:meta>
</office:document-meta>
</file>